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2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rsid="000dca19" officeooo:paragraph-rsid="000dca19"/>
    </style:style>
    <style:style style:name="T1" style:family="text">
      <style:text-properties officeooo:rsid="000831b9"/>
    </style:style>
    <style:style style:name="T2" style:family="text">
      <style:text-properties officeooo:rsid="0008f5fb"/>
    </style:style>
    <style:style style:name="T3" style:family="text">
      <style:text-properties officeooo:rsid="000a8004"/>
    </style:style>
    <style:style style:name="T4" style:family="text">
      <style:text-properties officeooo:rsid="000b370e"/>
    </style:style>
    <style:style style:name="T5" style:family="text">
      <style:text-properties officeooo:rsid="000b90ec"/>
    </style:style>
    <style:style style:name="T6" style:family="text">
      <style:text-properties officeooo:rsid="000cbae6"/>
    </style:style>
    <style:style style:name="T7" style:family="text">
      <style:text-properties officeooo:rsid="000dca19"/>
    </style:style>
    <text:list-style style:name="L1">
      <text:list-level-style-number text:level="1" text:style-name="Numbering_20_Symbols" style:num-suffix=")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ercizi pagina 155 </text:p>
      <text:p text:style-name="P6">Prima parte, cap. IV.</text:p>
      <text:p text:style-name="P1"/>
      <text:p text:style-name="P1"/>
      <text:list xml:id="list6027375699730495052" text:style-name="L1">
        <text:list-item>
          <text:p text:style-name="P3">Gesualdo, <text:span text:style-name="T3">anche se ha diversi</text:span> elementi in comune con Mazzarò, <text:span text:style-name="T6">cominciando</text:span> dalla loro <text:span text:style-name="T3">arrampicata</text:span> sociale e dal loro attaccamento alla roba, <text:span text:style-name="T7">oppure dall'assenza positiva della famiglia. Però Gesualdo è </text:span>un personaggio moderno, <text:span text:style-name="T6">perchè mette in discussione </text:span>sè stesso.</text:p>
        </text:list-item>
      </text:list>
      <text:p text:style-name="P2"/>
      <text:list xml:id="list5235207593027686864" text:style-name="L2">
        <text:list-item>
          <text:p text:style-name="P4">Il dialogo tr<text:span text:style-name="T1">a</text:span> Gesualdo e i suoi <text:span text:style-name="T3">lavoratori</text:span> si svolge con il padrone che <text:span text:style-name="T5">si scontra con</text:span> i lavoratori, perchè secondo lui stavano perdendo tempo attendendo che finisse l<text:span text:style-name="T4">a pioggia</text:span>. Gesualdo <text:span text:style-name="T5">alla fine</text:span> fa da solo tutti i lavori che avrebbero dobuto fare i muratori, come il cambio delle macine.</text:p>
          <text:p text:style-name="P4"/>
        </text:list-item>
        <text:list-item>
          <text:p text:style-name="P4">Nella seconda fase, ambientanta in paese, Gesualdo incontra suo cognato Burgio, il canonico Lupi e il sensale Pirtuso.. Gli affari che deve affrontare sono due: il primo, al quale viene prestata attenzione minore, è il matrimonio con Bianca; il secondo riguarda invece la gestione per delle terre comunali. </text:p>
          <text:p text:style-name="P4"/>
        </text:list-item>
        <text:list-item>
          <text:p text:style-name="P4">Il vecchio scalpellino, con il suo continuo lavoro e lo sguardo rivolto ai corvi che passano in quel momento, ha la funzione di ricordare al protagonista che tutte le fatiche che sta affrontando lo porteranno comunque a una fine inevitabile per tutti, ovvero quella della morte.</text:p>
          <text:p text:style-name="P4"/>
        </text:list-item>
        <text:list-item>
          <text:p text:style-name="P4">Nella prima parte della giornata di Gesualdo, che coincide con il giorno, il tempo e lo spazio assumono ritmi frenetici e sequenziali (con un continuo susseguirsi di compiti da svolgere) <text:span text:style-name="T2">e quindi</text:span> non più circolari come accadeva per i malavogli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8M47S</meta:editing-duration>
    <meta:editing-cycles>11</meta:editing-cycles>
    <meta:generator>LibreOffice/5.2.1.2$Windows_x86 LibreOffice_project/31dd62db80d4e60af04904455ec9c9219178d620</meta:generator>
    <dc:date>2017-10-25T12:00:57.335000000</dc:date>
    <meta:document-statistic meta:table-count="0" meta:image-count="0" meta:object-count="0" meta:page-count="1" meta:paragraph-count="7" meta:word-count="234" meta:character-count="1434" meta:non-whitespace-character-count="1210"/>
    <meta:user-defined meta:name="Info 1"/>
    <meta:user-defined meta:name="Info 2"/>
    <meta:user-defined meta:name="Info 3"/>
    <meta:user-defined meta:name="Info 4"/>
  </office:meta>
</office:document-meta>
</file>